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42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4.17mm"/>
    </style:style>
    <style:style style:name="co6" style:family="table-column">
      <style:table-column-properties fo:break-before="auto" style:column-width="3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number-columns-repeated="2" table:default-cell-style-name="ce3"/>
        <table:table-column table:style-name="co6" table:default-cell-style-name="ce3"/>
        <table:table-column table:style-name="co4" table:number-columns-repeated="1016" table:default-cell-style-name="Default"/>
        <table:table-row table:style-name="ro1">
          <table:table-cell table:style-name="ce4" office:value-type="string" calcext:value-type="string">
            <text:p>Lfd.</text:p>
          </table:table-cell>
          <table:table-cell table:style-name="ce1" office:value-type="string" calcext:value-type="string">
            <text:p>Studiengang</text:p>
          </table:table-cell>
          <table:table-cell table:style-name="ce1" office:value-type="string" calcext:value-type="string">
            <text:p>Variante</text:p>
          </table:table-cell>
          <table:table-cell table:style-name="ce4" office:value-type="string" calcext:value-type="string">
            <text:p>Semester</text:p>
          </table:table-cell>
          <table:table-cell table:style-name="ce9" office:value-type="string" calcext:value-type="string">
            <text:p>Titel</text:p>
          </table:table-cell>
          <table:table-cell table:style-name="ce12" office:value-type="string" calcext:value-type="string">
            <text:p>PfWp</text:p>
          </table:table-cell>
          <table:table-cell table:style-name="ce4" office:value-type="string" calcext:value-type="string">
            <text:p>Anzeigen</text:p>
          </table:table-cell>
          <table:table-cell table:style-name="ce8" office:value-type="string" calcext:value-type="string">
            <text:p>Studienbereich</text:p>
          </table:table-cell>
          <table:table-cell table:style-name="ce1" office:value-type="string" calcext:value-type="string">
            <text:p>Bemerkung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ektorientiert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Grundlagen der Linearen 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gorithmen und Datenstrukture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software und Rechnerkommunikatio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ndlagen der 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ziente Algorithme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mentare Stochas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ndlagen der Höheren Mathe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nbanksystem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Aufbau- oder Vertief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Aufbau- oder Vertief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Stochastik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Ausgewählte Themen der Informatik / Data Science (SE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Machine Learning (Maschinelles Lernen)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Fortgeschrittenenpraktikum für große Daten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are Opti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Aufbau- oder Vertief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Aufbau- oder Vertief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Sc Data Science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ftware-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ektorientiert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ndlagen der Linearen 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Sc Informatik</text:p>
          </table:table-cell>
          <table:table-cell table:style-name="ce7"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gorithmen und Datenstrukture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klarativ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ndlagen der 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ret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ndlagen der Statis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nbanksystem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stemsoftware und Rechnerkommunikatio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ware-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gewählte Themen der Informatik (SE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ktikum zur Statistik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- oder Vertiefungsmodul Infor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- oder Vertiefungsmodul Infor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geschrittenen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fbau- oder Vertiefungsmodul Informatik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Berufsvorbereit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ektorientiert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ndlagen der Linearen 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Sc Informatik</text:p>
          </table:table-cell>
          <table:table-cell table:style-name="ce7" office:value-type="string" calcext:value-type="string">
            <text:p>Sommer, NF 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gorithmen und Datenstrukture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klarativ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ier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ndlagen der 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ret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ndlagen der Statis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nbanksystem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stemsoftware und Rechnerkommunikatio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ware-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gewählte Themen der Informatik (SE)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ktikum zur Statistik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- oder Vertiefungsmodul Infor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- oder Vertiefungsmodul Infor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modul Mathematik 9 LP</text:p>
          </table:table-cell>
          <table:table-cell office:value-type="string" calcext:value-type="string">
            <text:p>PF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gewählte Themen der Mathematik A (PS)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tgeschrittenen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fbau- oder Vertiefungsmodul Informatik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Winter, NF Mathemat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ufsvorbereit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klarativ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ndlagen der 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software und Rechnerkommunikatio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ktorientiert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n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ndlagen der Linearen 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orithmen und Datenstrukture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ier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system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oret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ndlagen der Statis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ftware-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gewählte Themen der Informatik (SE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ktikum zur Statistik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- oder Vertiefungsmodul Infor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- oder Vertiefungsmodul Infor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tgeschrittenen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fbau- oder Vertiefungsmodul Informatik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ufsvorbereit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klarativ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ndlagen der 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software und Rechnerkommunikatio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ktorientierte Programmier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n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ndlagen der Linearen 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ufsvorbereitung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orithmen und Datenstrukturen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ier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system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fbau- oder Vertiefungsmodul Informatik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oretische Infor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g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undlagen der Statis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ftware-Praktikum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gewählte Themen der Informatik (SE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ktikum zur Statistik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- oder Vertiefungsmodul Infor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fbau- oder Vertiefungsmodul Infor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fbaumodul Mathematik 9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sgewählte Themen der Mathematik A (PS)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Sc Informatik</text:p>
          </table:table-cell>
          <table:table-cell office:value-type="string" calcext:value-type="string">
            <text:p>Sommer, NF Mathemat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tgeschrittenen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e Algebra 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ndlagen der Mathe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ektorientierte Programmierung</text:p>
          </table:table-cell>
          <table:table-cell office:value-type="string" calcext:value-type="string">
            <text:p>WP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der Deklarative Programmierung (SoSe)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e Algebra I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Analysis 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ysis I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fbaumodul Mathe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gewählte Themen der Mathematik A (PS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ik (Numerische Basisverfahren)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ktionentheorie und Vektor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aß- und Integrationstheori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Industrie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gewählte Themen der Mathematik B (SE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Aufbau- oder Vertiefungs- oder Anwend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Praktikum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ktikum zur Stochastik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geschrittenenpraktikum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ematisches Aufbau- oder Vertiefungs- oder Anwend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e Algebra 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ndlagen der Mathe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ektorientierte Programmierung</text:p>
          </table:table-cell>
          <table:table-cell office:value-type="string" calcext:value-type="string">
            <text:p>WP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der Deklarative Programmierung (SoSe)</text:p>
          </table:table-cell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sche Informatik</text:p>
          </table:table-cell>
          <table:table-cell office:value-type="string" calcext:value-type="string">
            <text:p>W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e Algebra I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Analysis 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Sc Mathematik</text:p>
          </table:table-cell>
          <table:table-cell table:style-name="ce7" office:value-type="string" calcext:value-type="string">
            <text:p>Sommer, NF Infor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gorithmen und Datenstrukturen</text:p>
          </table:table-cell>
          <table:table-cell office:value-type="string" calcext:value-type="string">
            <text:p>W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ysis I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fbaumodul Mathe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gewählte Themen der Mathematik A (PS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erik (Numerische Basisverfahren)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ktionentheorie und Vektor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Maß- und Integrationstheori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strie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Ausgewählte Themen der Mathematik B (SE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Mathematisches Aufbau- oder Vertiefungs- oder Anwend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Praktikum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aktikum zur Stochastik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geschrittenenpraktikum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Winter, NF Informatik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Mathematisches Aufbau- oder Vertiefungs- oder Anwend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ndlagen der Mathe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klarative Programmierung</text:p>
          </table:table-cell>
          <table:table-cell office:value-type="string" calcext:value-type="string">
            <text:p>WP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der Objektorientierte Programmierung (WiSe)</text:p>
          </table:table-cell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nalysis 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e Algebra 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benfachmodul 6 LP</text:p>
          </table:table-cell>
          <table:table-cell office:value-type="string" calcext:value-type="string">
            <text:p>WP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ysis I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e Algebra I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gewählte Themen der Mathematik A (PS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ktionentheorie und Vektor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Maß- und Integrationstheori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fbaumodul Mathe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ematisches Praktikum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ktikum zur Stochastik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geschrittenenpraktikum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erik (Numerische Basisverfahren)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ustrie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gewählte Themen der Mathematik B (SE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Aufbau- oder Vertiefungs- oder Anwend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ematisches Aufbau- oder Vertiefungs- oder Anwend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ndlagen der Mathematik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klarative Programmierung</text:p>
          </table:table-cell>
          <table:table-cell office:value-type="string" calcext:value-type="string">
            <text:p>W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stemsoftware und Rechnerkommunikation</text:p>
          </table:table-cell>
          <table:table-cell office:value-type="string" calcext:value-type="string">
            <text:p>W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nalysis 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e Algebra 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ektorientierte Programmierung</text:p>
          </table:table-cell>
          <table:table-cell office:value-type="string" calcext:value-type="string">
            <text:p>W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ysis I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e Algebra II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gewählte Themen der Mathematik A (PS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ktionentheorie und Vektoranalysis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Maß- und Integrationstheorie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fbaumodul Mathematik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ematisches Praktikum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ktikum zur Stochastik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geschrittenenpraktikum</text:p>
          </table:table-cell>
          <table:table-cell office:value-type="string" calcext:value-type="string">
            <text:p>WP3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erik (Numerische Basisverfahren)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ustriepraktikum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gewählte Themen der Mathematik B (SE)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ematisches Aufbau- oder Vertiefungs- oder Anwend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ematisches Aufbau- oder Vertiefungs- oder Anwendungsmodul 9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Sc Mathematik</text:p>
          </table:table-cell>
          <table:table-cell office:value-type="string" calcext:value-type="string">
            <text:p>Sommer, NF Informat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hematisches Aufbau- oder Vertiefungs- oder Anwendungsmodul 6 LP</text:p>
          </table:table-cell>
          <table:table-cell office:value-type="string" calcext:value-type="string">
            <text:p>WP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I2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5:13:49.67593849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2:46:47.838716829</meta:creation-date>
    <dc:date>2018-11-24T15:50:21.958313646</dc:date>
    <meta:editing-duration>PT1H39M10S</meta:editing-duration>
    <meta:editing-cycles>13</meta:editing-cycles>
    <meta:generator>LibreOffice/6.1.3.2$MacOSX_X86_64 LibreOffice_project/86daf60bf00efa86ad547e59e09d6bb77c699acb</meta:generator>
    <meta:document-statistic meta:table-count="1" meta:cell-count="1496" meta:object-count="0"/>
  </office:meta>
</office:document-meta>
</file>